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640000005D4F2715C9AB03AC6F.png" manifest:media-type="image/png"/>
  <manifest:file-entry manifest:full-path="Pictures/100002010000049D0000010C473D8B7E508FD1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1" svg:font-family="'Nimbus Mono'" style:font-pitch="fixed"/>
    <style:font-face style:name="Arial1" svg:font-family="Arial" style:font-pitch="variable"/>
    <style:font-face style:name="Nimbus Mono" svg:font-family="'Nimbus Mono'" style:font-pitch="variable"/>
    <style:font-face style:name="Roboto" svg:font-family="Roboto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1" svg:font-family="Roboto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color="#1c1c1c" style:font-name="Roboto" fo:font-size="50pt" style:font-size-asian="50pt" style:font-size-complex="50pt"/>
    </style:style>
    <style:style style:name="P2" style:family="paragraph">
      <loext:graphic-properties draw:fill-color="#ffffff"/>
    </style:style>
    <style:style style:name="P3" style:family="paragraph">
      <style:text-properties style:font-name="Nimbus Mono1" fo:font-size="25pt" style:font-size-asian="25pt" style:font-size-complex="2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Roboto"/>
    </style:style>
    <style:style style:name="P6" style:family="paragraph">
      <loext:graphic-properties draw:fill="none" draw:fill-color="#ffffff"/>
      <style:text-properties style:font-name="Nimbus Mono1"/>
    </style:style>
    <style:style style:name="T1" style:family="text">
      <style:text-properties fo:color="#1c1c1c" style:font-name="Roboto" fo:font-size="50pt" style:font-size-asian="50pt" style:font-size-complex="50pt"/>
    </style:style>
    <style:style style:name="T2" style:family="text">
      <style:text-properties style:font-name="Nimbus Mono1"/>
    </style:style>
    <style:style style:name="T3" style:family="text">
      <style:text-properties style:font-name="Roboto"/>
    </style:style>
    <style:style style:name="T4" style:family="text">
      <style:text-properties style:font-name="Nimbus Mono1" fo:font-size="25pt" style:font-size-asian="25pt" style:font-size-complex="25pt"/>
    </style:style>
    <style:style style:name="T5" style:family="text">
      <style:text-properties style:font-name="Nimbus Mono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11111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111111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11111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11111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11111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11111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11111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11111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111111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111111" fo:font-size="45%"/>
      </text:list-level-style-bullet>
    </text:list-style>
  </office:automatic-styles>
  <office:body>
    <office:presentation>
      <presentation:footer-decl presentation:name="ftr1">Vanessa Böhrk - Tutorium Hardwarenahe Softwareentwicklung</presentation:footer-decl>
      <presentation:date-time-decl presentation:name="dtd1" presentation:source="fixed">28.04.15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1cm" svg:height="16.26cm" svg:x="1.399cm" svg:y="0.837cm" presentation:class="subtitle" presentation:user-transformed="true">
          <draw:text-box>
            <text:p><text:span text:style-name="T1">Point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017cm" svg:height="3.507cm" svg:x="1.399cm" svg:y="0.837cm" presentation:class="title" presentation:user-transformed="true">
          <draw:text-box>
            <text:p>Pointer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Auch: Zeiger</text:p>
              </text:list-item>
              <text:list-item>
                <text:p>Zeigt auf eine Adresse im Speicher</text:p>
              </text:list-item>
              <text:list-item>
                <text:p>Hat selbst auch eine Adresse</text:p>
              </text:list-item>
              <text:list-item>
                <text:p>Aufbau eines Pointers:</text:p>
                <text:p><text:span text:style-name="T2">Datentyp* name;</text:span></text:p>
              </text:list-item>
              <text:list-item>
                <text:p><text:span text:style-name="T3">Der * (Asterisk) ist das Erkennungsmerkmal eines Pointers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017cm" svg:height="3.507cm" svg:x="1.399cm" svg:y="0.837cm" presentation:class="title" presentation:user-transformed="true">
          <draw:text-box>
            <text:p>Pointer (2)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Bsp.:</text:p>
                <text:p><text:span text:style-name="T2">int* iptr;</text:span></text:p>
              </text:list-item>
              <text:list-item>
                <text:p>Erstellt einen Pointer vom Typ int mit dem namen ipt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017cm" svg:height="3.507cm" svg:x="1.399cm" svg:y="0.837cm" presentation:class="title">
          <draw:text-box>
            <text:p>Zuweisung von Variablen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Einem Pointer muss eine Adresse übergeben werden</text:p>
              </text:list-item>
              <text:list-item>
                <text:p>Dies geschieht mit Hilfe des &amp; Operators</text:p>
              </text:list-item>
              <text:list-item>
                <text:p>Bsp.:</text:p>
                <text:p><text:span text:style-name="T2">int i=15;</text:span></text:p>
                <text:p><text:span text:style-name="T2">int* iptr=&amp;i;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017cm" svg:height="3.625cm" svg:x="1.399cm" svg:y="0.778cm" presentation:class="title">
          <draw:text-box>
            <text:p>Zugriff/Veränderung von Werten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Mit Hilfe des * (Dereferenzierungsoperator, nicht zu verwechseln mit dem * zur Pointerdeklarierung) kann auf den Wert auf den der Pointer zeigt zugegriffen werden</text:p>
              </text:list-item>
              <text:list-item>
                <text:p>Bsp.:</text:p>
                <text:p><text:span text:style-name="T2">printf(“Wert von i: %d”, *iptr);</text:span></text:p>
                <text:p><text:span text:style-name="T2">*iptr=10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017cm" svg:height="3.507cm" svg:x="1.399cm" svg:y="0.837cm" presentation:class="title">
          <draw:text-box>
            <text:p>Arrays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Pointer sind Arrays in C sehr ähnlich</text:p>
              </text:list-item>
              <text:list-item>
                <text:p>Mit Hilfe eines Pointers lässt sich ebenfalls ein Array verändern</text:p>
              </text:list-item>
              <text:list-item>
                <text:p>Bsp.:</text:p>
                <text:p><text:span text:style-name="T2">int intarray[7];</text:span></text:p>
                <text:p><text:span text:style-name="T2">int* iptr = &amp;intarray[0];</text:span></text:p>
              </text:list-item>
              <text:list-item>
                <text:p>Mit <text:span text:style-name="T2">iptr++</text:span> würde der Pointer dann auf die zweite Stelle des Arrays zeigen</text:p>
              </text:list-item>
              <text:list-item>
                <text:p>Dies ist möglich, da Arrays im Speicher direkt hintereinander lieg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017cm" svg:height="3.507cm" svg:x="1.399cm" svg:y="0.837cm" presentation:class="title">
          <draw:text-box>
            <text:p>Komplexeres Beispiel</text:p>
          </draw:text-box>
        </draw:frame>
        <draw:frame presentation:style-name="pr4" draw:text-style-name="P3" draw:layer="layout" svg:width="17.78cm" svg:height="12.182cm" svg:x="0.254cm" svg:y="4.915cm" presentation:class="outline" presentation:user-transformed="true">
          <draw:text-box>
            <text:list text:style-name="L2">
              <text:list-header>
                <text:p><text:span text:style-name="T4">int value=5;</text:span></text:p>
                <text:p><text:span text:style-name="T4">int* ipointer=&amp;value;</text:span></text:p>
                <text:p><text:span text:style-name="T4">printf(“Die Adresse von value: %p\n”, &amp;value);</text:span></text:p>
                <text:p><text:span text:style-name="T4">printf(“Pointer zeigt auf: %p\n”, ipointer);</text:span></text:p>
                <text:p><text:span text:style-name="T4">printf(“Die Adresse des Pointers: %p\n”, &amp;ipointer);</text:span></text:p>
                <text:p><text:span text:style-name="T4">printf(“Der Wert von value: %d\n”, *ipointer);</text:span></text:p>
                <text:p><text:span text:style-name="T4">*ipointer= 10;</text:span></text:p>
                <text:p><text:span text:style-name="T4">printf(“Der Wert von value nach der Aenderung: %d\n”, *ipointer);</text:span></text:p>
              </text:list-header>
            </text:list>
          </draw:text-box>
        </draw:frame>
        <draw:line draw:style-name="gr2" draw:text-style-name="P4" draw:layer="layout" svg:x1="18.034cm" svg:y1="4.915cm" svg:x2="18.034cm" svg:y2="17.097cm">
          <text:p/>
        </draw:line>
        <draw:frame draw:style-name="gr3" draw:text-style-name="P5" draw:layer="layout" svg:width="7.925cm" svg:height="1.09cm" svg:x="17.983cm" svg:y="3.61cm">
          <draw:text-box>
            <text:p><text:span text:style-name="T3">Ausgabe</text:span></text:p>
          </draw:text-box>
        </draw:frame>
        <draw:frame draw:style-name="gr3" draw:text-style-name="P5" draw:layer="layout" svg:width="7.925cm" svg:height="1.09cm" svg:x="0.965cm" svg:y="3.61cm">
          <draw:text-box>
            <text:p><text:span text:style-name="T3">Code</text:span></text:p>
          </draw:text-box>
        </draw:frame>
        <draw:frame draw:style-name="gr4" draw:text-style-name="P6" draw:layer="layout" svg:width="10.719cm" svg:height="1.859cm" svg:x="17.475cm" svg:y="6.858cm">
          <draw:text-box>
            <text:list text:style-name="L1">
              <text:list-header>
                <text:p><text:span text:style-name="T5">Die Adresse von value: 0x7fffd00b520c</text:span></text:p>
              </text:list-header>
            </text:list>
          </draw:text-box>
        </draw:frame>
        <draw:frame draw:style-name="gr4" draw:text-style-name="P6" draw:layer="layout" svg:width="10.719cm" svg:height="1.859cm" svg:x="17.526cm" svg:y="8.741cm">
          <draw:text-box>
            <text:list text:style-name="L1">
              <text:list-header>
                <text:p><text:span text:style-name="T5">Pointer zeigt auf: 0x7fffd00b520c</text:span></text:p>
              </text:list-header>
            </text:list>
          </draw:text-box>
        </draw:frame>
        <draw:frame draw:style-name="gr4" draw:text-style-name="P6" draw:layer="layout" svg:width="10.719cm" svg:height="1.859cm" svg:x="17.526cm" svg:y="10.563cm">
          <draw:text-box>
            <text:list text:style-name="L1">
              <text:list-header>
                <text:p><text:span text:style-name="T5">Die Adresse des Pointers: 0x7fffd00b5200</text:span></text:p>
              </text:list-header>
            </text:list>
          </draw:text-box>
        </draw:frame>
        <draw:frame draw:style-name="gr4" draw:text-style-name="P6" draw:layer="layout" svg:width="10.719cm" svg:height="1.673cm" svg:x="17.526cm" svg:y="12.551cm">
          <draw:text-box>
            <text:list text:style-name="L1">
              <text:list-header>
                <text:p><text:span text:style-name="T5">Der Wert von value: 5</text:span></text:p>
              </text:list-header>
            </text:list>
          </draw:text-box>
        </draw:frame>
        <draw:frame draw:style-name="gr4" draw:text-style-name="P6" draw:layer="layout" svg:width="10.719cm" svg:height="1.859cm" svg:x="17.526cm" svg:y="15.494cm">
          <draw:text-box>
            <text:list text:style-name="L1">
              <text:list-header>
                <text:p><text:span text:style-name="T5">Der Wert von Value nach der Aenderung: 10</text:span></text:p>
              </text:list-header>
            </text:list>
          </draw:text-box>
        </draw:frame>
        <draw:line draw:style-name="gr5" draw:text-style-name="P4" draw:layer="layout" svg:x1="16.764cm" svg:y1="7.366cm" svg:x2="18.288cm" svg:y2="7.366cm">
          <text:p/>
        </draw:line>
        <draw:line draw:style-name="gr5" draw:text-style-name="P4" draw:layer="layout" svg:x1="14.986cm" svg:y1="9.198cm" svg:x2="18.288cm" svg:y2="9.198cm">
          <text:p/>
        </draw:line>
        <draw:line draw:style-name="gr5" draw:text-style-name="P4" draw:layer="layout" svg:x1="17.78cm" svg:y1="11.076cm" svg:x2="18.288cm" svg:y2="11.076cm">
          <text:p/>
        </draw:line>
        <draw:line draw:style-name="gr5" draw:text-style-name="P4" draw:layer="layout" svg:x1="15.24cm" svg:y1="12.954cm" svg:x2="18.288cm" svg:y2="12.954cm">
          <text:p/>
        </draw:line>
        <draw:line draw:style-name="gr5" draw:text-style-name="P4" draw:layer="layout" svg:x1="15.748cm" svg:y1="16.002cm" svg:x2="18.288cm" svg:y2="16.002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1" svg:font-family="'Nimbus Mono'" style:font-pitch="fixed"/>
    <style:font-face style:name="Arial1" svg:font-family="Arial" style:font-pitch="variable"/>
    <style:font-face style:name="Nimbus Mono" svg:font-family="'Nimbus Mono'" style:font-pitch="variable"/>
    <style:font-face style:name="Roboto" svg:font-family="Roboto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Roboto1" svg:font-family="Roboto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11111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111111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111111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111111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111111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111111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111111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111111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111111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111111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1c1c1c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color="#1c1c1c" style:font-name="Roboto" fo:font-family="Roboto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1c1c1c" style:font-name="Roboto" fo:font-family="Roboto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1c1c1c" style:font-name="Roboto" fo:font-family="Roboto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color="#1c1c1c" style:font-name="Roboto" fo:font-family="Roboto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color="#1c1c1c" style:font-name="Roboto" fo:font-family="Roboto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color="#1c1c1c" style:font-name="Roboto" fo:font-family="Roboto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Roboto" fo:font-family="Roboto" style:font-pitch="variable" fo:font-size="44pt" fo:font-style="normal" fo:text-shadow="none" style:text-underline-style="none" fo:font-weight="bold" style:letter-kerning="true" fo:background-color="#ffffff" style:font-name-asian="DejaVu Sans" style:font-family-asian="'DejaVu Sans'" style:font-family-generic-asian="system" style:font-pitch-asian="variable" style:font-size-asian="44pt" style:font-style-asian="normal" style:font-weight-asian="bold" style:font-name-complex="DejaVu Sans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solid" draw:stroke-dash="Dashed_20__28_var_29_" svg:stroke-width="0.028cm" svg:stroke-color="#1c1c1c" draw:marker-start-width="0.242cm" draw:marker-end-width="0.242cm" draw:fill="none" draw:textarea-vertical-align="middle" fo:padding-top="0.014cm" fo:padding-bottom="0.014cm" fo:padding-left="0.014cm" fo:padding-right="0.014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1c1c1c" style:font-name="Roboto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1c1c1c" style:font-name="Roboto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c1c1c"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1111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111111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11111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11111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11111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11111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11111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11111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111111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111111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017cm" svg:height="3.507cm" svg:x="1.399cm" svg:y="0.837cm" presentation:class="title">
        <draw:text-box>
          <text:p>Click to edit the title text format</text:p>
        </draw:text-box>
      </draw:frame>
      <draw:frame presentation:style-name="Default-outline1" draw:layer="backgroundobjects" svg:width="25.191cm" svg:height="12.182cm" svg:x="1.399cm" svg:y="4.91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4.063cm" svg:height="1.448cm" svg:x="8.797cm" svg:y="18.872cm" presentation:class="footer">
        <draw:text-box>
          <text:p text:style-name="MP5"><text:span text:style-name="MT2">Tutorium Hardwarenahe Softwareentwicklung</text:span></text:p>
          <text:p text:style-name="MP5"><text:span text:style-name="MT2">Vanessa Böhrk Tobias Trabelsi</text:span></text:p>
        </draw:text-box>
      </draw:frame>
      <draw:frame presentation:style-name="Mpr2" draw:text-style-name="MP4" draw:layer="backgroundobjects" svg:width="2.46cm" svg:height="1.448cm" svg:x="24.13cm" svg:y="18.872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5.597cm" svg:height="1.27cm" svg:x="0.41cm" svg:y="19.05cm">
        <draw:image xlink:href="Pictures/100002010000049D0000010C473D8B7E508FD16C.png" xlink:type="simple" xlink:show="embed" xlink:actuate="onLoad">
          <text:p/>
        </draw:image>
      </draw:frame>
      <draw:frame draw:style-name="Mgr3" draw:text-style-name="MP7" draw:layer="backgroundobjects" svg:width="1.121cm" svg:height="1.043cm" svg:x="6.545cm" svg:y="19.197cm">
        <draw:image xlink:href="Pictures/10000000000000640000005D4F2715C9AB03AC6F.png" xlink:type="simple" xlink:show="embed" xlink:actuate="onLoad">
          <text:p/>
        </draw:image>
      </draw:frame>
      <draw:frame draw:style-name="Mgr3" draw:text-style-name="MP7" draw:layer="backgroundobjects" svg:width="1.329cm" svg:height="1.237cm" svg:x="6.545cm" svg:y="19.003cm">
        <draw:image xlink:href="Pictures/10000000000000640000005D4F2715C9AB03AC6F.png" xlink:type="simple" xlink:show="embed" xlink:actuate="onLoad">
          <text:p/>
        </draw:image>
      </draw:frame>
      <draw:line presentation:style-name="Mpr3" draw:text-style-name="MP7" draw:layer="backgroundobjects" svg:x1="0.508cm" svg:y1="18.288cm" svg:x2="27.432cm" svg:y2="18.288cm">
        <text:p/>
      </draw:lin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0T17:21:11.881545423</meta:creation-date>
    <dc:date>2016-05-16T11:59:00.837266682</dc:date>
    <meta:editing-duration>PT1H48M58S</meta:editing-duration>
    <meta:editing-cycles>41</meta:editing-cycles>
    <meta:generator>LibreOffice/5.1.3.2$Linux_X86_64 LibreOffice_project/10m0$Build-2</meta:generator>
    <meta:document-statistic meta:object-count="64"/>
  </office:meta>
</office:document-meta>
</file>